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dd5cc"/>
    </style:style>
    <style:style style:name="P2" style:family="paragraph" style:parent-style-name="Preformatted_20_Text">
      <style:text-properties officeooo:paragraph-rsid="002e4fab"/>
    </style:style>
    <style:style style:name="P3" style:family="paragraph" style:parent-style-name="Preformatted_20_Text">
      <style:text-properties fo:font-size="10pt" officeooo:paragraph-rsid="002e4fab" style:font-size-asian="10pt" style:font-size-complex="10pt"/>
    </style:style>
    <style:style style:name="P4" style:family="paragraph" style:parent-style-name="Preformatted_20_Text">
      <style:text-properties fo:font-size="10pt" officeooo:paragraph-rsid="002dd5cc" style:font-size-asian="10pt" style:font-size-complex="10pt"/>
    </style:style>
    <style:style style:name="P5" style:family="paragraph" style:parent-style-name="Preformatted_20_Text">
      <style:text-properties fo:font-size="10pt" officeooo:paragraph-rsid="002f5267" style:font-size-asian="10pt" style:font-size-complex="10pt"/>
    </style:style>
    <style:style style:name="P6" style:family="paragraph" style:parent-style-name="Preformatted_20_Text">
      <style:text-properties fo:font-size="10pt" fo:font-weight="bold" officeooo:paragraph-rsid="002dd5cc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10pt" fo:font-weight="bold" officeooo:paragraph-rsid="002f5267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10pt" fo:font-weight="bold" officeooo:paragraph-rsid="00301968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fo:font-size="10pt" fo:font-weight="bold" officeooo:paragraph-rsid="002dd5cc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fo:font-size="10pt" fo:font-weight="bold" officeooo:paragraph-rsid="002f5267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fo:font-size="10pt" fo:font-weight="normal" officeooo:paragraph-rsid="002f5267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paragraph-rsid="002f5267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d1039" officeooo:paragraph-rsid="001d1039" style:font-weight-asian="normal" style:font-weight-complex="normal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rsid="002f5267" officeooo:paragraph-rsid="002f5267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bold" officeooo:rsid="00301968" officeooo:paragraph-rsid="00301968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font-size="10pt" fo:font-weight="bold" officeooo:rsid="002f5267" officeooo:paragraph-rsid="002f5267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10pt" fo:font-weight="normal" officeooo:paragraph-rsid="00346c18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fo:margin-left="2.501cm" fo:margin-right="0cm" fo:text-indent="0cm" style:auto-text-indent="false"/>
      <style:text-properties fo:font-size="10pt" fo:font-weight="bold" officeooo:paragraph-rsid="00346c18" style:font-size-asian="10pt" style:font-weight-asian="bold" style:font-size-complex="10pt" style:font-weight-complex="bold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fo:font-size="10pt" fo:font-weight="bold" officeooo:paragraph-rsid="00346c18" style:font-size-asian="10pt" style:font-weight-asian="bold" style:font-size-complex="10pt" style:font-weight-complex="bold"/>
    </style:style>
    <style:style style:name="T1" style:family="text">
      <style:text-properties fo:color="#000000" style:font-name="DejaVu Sans Mono" fo:font-size="9pt" fo:font-weight="bold" officeooo:rsid="002dd5cc" style:font-name-asian="WenQuanYi Zen Hei" style:font-size-asian="9pt" style:font-name-complex="DejaVu Sans Mono" style:font-size-complex="9pt"/>
    </style:style>
    <style:style style:name="T2" style:family="text">
      <style:text-properties fo:color="#000000" style:font-name="DejaVu Sans Mono" fo:font-size="9pt" fo:font-weight="bold" officeooo:rsid="00346c18" style:font-name-asian="WenQuanYi Zen Hei" style:font-size-asian="9pt" style:font-name-complex="DejaVu Sans Mono" style:font-size-complex="9pt"/>
    </style:style>
    <style:style style:name="T3" style:family="text">
      <style:text-properties fo:color="#000000" style:font-name="DejaVu Sans Mono" fo:font-size="9pt" officeooo:rsid="00346c18" style:font-name-asian="WenQuanYi Zen Hei" style:font-size-asian="9pt" style:font-name-complex="DejaVu Sans Mono" style:font-size-complex="9pt"/>
    </style:style>
    <style:style style:name="T4" style:family="text">
      <style:text-properties style:font-name="DejaVu Sans Mono" fo:font-size="24pt" fo:font-weight="bold" style:font-size-asian="24pt" style:font-size-complex="24pt"/>
    </style:style>
    <style:style style:name="T5" style:family="text">
      <style:text-properties style:font-name="DejaVu Sans Mono" fo:font-size="24pt" fo:font-weight="bold" officeooo:rsid="002dd5cc" style:font-size-asian="24pt" style:font-size-complex="24pt"/>
    </style:style>
    <style:style style:name="T6" style:family="text">
      <style:text-properties style:font-name="DejaVu Sans Mono" fo:font-size="24pt" fo:font-weight="bold" officeooo:rsid="00346c18" style:font-size-asian="24pt" style:font-size-complex="24pt"/>
    </style:style>
    <style:style style:name="T7" style:family="text">
      <style:text-properties style:font-name="DejaVu Sans Mono" fo:font-size="24pt" fo:font-weight="bold" officeooo:rsid="00346c18" style:font-size-asian="24pt" style:font-weight-asian="bold" style:font-size-complex="24pt" style:font-weight-complex="bold"/>
    </style:style>
    <style:style style:name="T8" style:family="text">
      <style:text-properties style:font-name="DejaVu Sans Mono" fo:font-size="24pt" style:font-size-asian="24pt" style:font-size-complex="24pt"/>
    </style:style>
    <style:style style:name="T9" style:family="text">
      <style:text-properties style:font-name="DejaVu Sans Mono" fo:font-size="24pt" officeooo:rsid="00346c18" style:font-size-asian="24pt" style:font-size-complex="24pt"/>
    </style:style>
    <style:style style:name="T10" style:family="text">
      <style:text-properties officeooo:rsid="002dd5cc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2dd5cc" style:font-size-asian="9pt" style:font-size-complex="9pt"/>
    </style:style>
    <style:style style:name="T13" style:family="text">
      <style:text-properties fo:font-size="9pt" officeooo:rsid="00346c18" style:font-size-asian="9pt" style:font-size-complex="9pt"/>
    </style:style>
    <style:style style:name="T14" style:family="text">
      <style:text-properties fo:font-size="9pt" fo:font-weight="bold" officeooo:rsid="00346c18" style:font-size-asian="9pt" style:font-weight-asian="bold" style:font-size-complex="9pt" style:font-weight-complex="bold"/>
    </style:style>
    <style:style style:name="T15" style:family="text">
      <style:text-properties officeooo:rsid="002e4fab"/>
    </style:style>
    <style:style style:name="T16" style:family="text">
      <style:text-properties style:text-position="33% 80%"/>
    </style:style>
    <style:style style:name="T17" style:family="text">
      <style:text-properties officeooo:rsid="002f5267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I schänke dir mis Härz</text:span><text:span text:style-name="T8"><text:line-break/></text:span><text:span text:style-name="T3">Züri West 1994. Der Song war ihnen etwas peinlich</text:span></text:p>
      <text:p text:style-name="P19"><text:span text:style-name="T13">am<text:tab/><text:tab/></text:span><text:span text:style-name="T11">I schänke dir mis Härz<text:tab/><text:tab/><text:tab/><text:tab/></text:span><text:span text:style-name="T13">168</text:span><text:span text:style-name="T11"><text:tab/></text:span></text:p>
      <text:p text:style-name="P18"><text:span text:style-name="T11">Meh han i nid<text:line-break/>Du chasch es ha, we dä wosch<text:line-break/>Es isch es guets U es git </text:span></text:p>
      <text:p text:style-name="P18"><text:span text:style-name="T11">no mängi, wos würd näh,<text:line-break/>Aber dir würdis gäh</text:span></text:p>
      <text:p text:style-name="P17"><text:span text:style-name="T11"/></text:p>
      <text:p text:style-name="P17"><text:span text:style-name="T11"><text:line-break/>D szene isch ä chlini Bar<text:line-break/>Irgenwo i dere Stadt<text:line-break/>Und i bsteue ä Whisky<text:line-break/>Hocke irgendwo ab<text:line-break/>Wos ke Platz u luege so chli ume<text:line-break/>Wär so umänang hocket<text:line-break/>Aber kenne tuä-ni niemer hie inne<text:line-break/>Überall hocke Lüt<text:line-break/>hinger de Schampus-Chüble<text:line-break/>Geng ä Frou u ne Typ<text:line-break/>U nippe amne Flûte u hange angenang a<text:line-break/>u rede öppis über nüt<text:line-break/>U nume ig bi allei hie<text:line-break/>u da wächslet ds'Liecht<text:line-break/>Hie u da verschwinde wider zwöi irgendwo<text:line-break/>U irgendeinisch geit hinde<text:line-break/>Ä dunkublaue Vorhang uuf</text:span></text:p>
      <text:p text:style-name="P17"><text:span text:style-name="T11"><text:line-break/>Hinger em Vorhang hets ä Bühni<text:line-break/>Uf dr Bühni steit ä Frou<text:line-break/>Wo i dä Ungerhose irgendsone Show zeigt</text:span></text:p>
      <text:p text:style-name="P17"><text:span text:style-name="T11"><text:line-break/>I luege so chli zue<text:line-break/>U i hocke so chli da<text:line-break/>U gspüre plötzlech<text:line-break/>Dass i irgendsone Hang ufem Chnöi ha<text:line-break/>U dräie mi um<text:line-break/>U näbe mir hocket eini<text:line-break/>Woni nie voher ha gseh<text:line-break/>U fragt, ob ig alleini sig<text:line-break/>U sie sig ou allei<text:line-break/>I söu nid überlege<text:line-break/>I gfaui re no so<text:line-break/>u si wöu eifach chli rede<text:line-break/>Viellech sött i hie no säge<text:line-break/>Sie gseht schön us<text:line-break/>Sie isch ä schöni mit schöne, länge Haar<text:line-break/>U klar bin i närvös worde<text:line-break/>Klar han i drunke<text:line-break/>U mit jedem Schlunk het sie mi no chli schöner afa dünke<text:line-break/>U nach jedem Glas Champagner<text:line-break/>Het sie gäng no eis wöue<text:line-break/>I ha zaut u zaut<text:line-break/>Bis i eifach nüm ha chönne<text:line-break/>U ha gseit:"Hey,<text:line-break/>Wei mer nid zu mir oder so?"<text:line-break/>U sie het gseit:<text:line-break/>"I chönnt di so verwöhne.<text:line-break/>So ire haub Stung chönnti cho -<text:line-break/>u jitz säg mer eifach numeno wiviu<text:line-break/>Säg wiviu,<text:line-break/>Wiviu gisch mer, wenn i chume?"<text:line-break/><text:tab/><text:tab/></text:span><text:span text:style-name="T14">Chorus 4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20T13:35:04.722549079</dc:date>
    <dc:creator>benutzer </dc:creator>
    <meta:editing-duration>PT1H25M4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19" meta:character-count="1518" meta:non-whitespace-character-count="1195"/>
  </office:meta>
</office:document-meta>
</file>